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serif" svg:font-family="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pt" style:font-size-asian="11pt" style:font-size-complex="11pt"/>
    </style:style>
    <style:style style:name="P2" style:family="paragraph" style:parent-style-name="Standard">
      <style:paragraph-properties fo:line-height="200%" fo:text-align="end" style:justify-single-word="false"/>
      <style:text-properties style:font-name="serif" fo:font-size="11pt" style:font-size-asian="11pt" style:font-size-complex="11pt"/>
    </style:style>
    <style:style style:name="P3" style:family="paragraph" style:parent-style-name="Standard">
      <style:paragraph-properties fo:line-height="200%" fo:text-align="start" style:justify-single-word="false"/>
      <style:text-properties style:font-name="serif" fo:font-size="12pt" style:font-size-asian="12pt" style:font-size-complex="12pt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paragraph-properties fo:line-height="2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ck Austin</text:p>
      <text:p text:style-name="P4">3/17/15</text:p>
      <text:p text:style-name="P2">Activity 10 - Conflict</text:p>
      <text:p text:style-name="P4"/>
      <text:p text:style-name="P6"><text:tab/>1. A<text:tab/>2. B<text:tab/>3. A<text:tab/>4. B<text:tab/>5. A</text:p>
      <text:p text:style-name="P6"><text:tab/>6. A<text:tab/>7. A<text:tab/>8. A<text:tab/>9. A.<text:tab/>10. B</text:p>
      <text:p text:style-name="P6"><text:tab/>11. B<text:tab/>12. A<text:tab/>13. B<text:tab/>14. B<text:tab/>15. A</text:p>
      <text:p text:style-name="P6"><text:tab/>16. B<text:tab/>17. A<text:tab/>18. A<text:tab/>19. B<text:tab/>20. A</text:p>
      <text:p text:style-name="P6"><text:tab/>21. B<text:tab/>22. A<text:tab/>23. B<text:tab/>24. A<text:tab/>25. A</text:p>
      <text:p text:style-name="P6"><text:tab/>26. A<text:tab/>27. A<text:tab/>28. B<text:tab/>29. B<text:tab/>30. B</text:p>
      <text:p text:style-name="P6"/>
      <text:p text:style-name="P3"><text:tab/>___7___<text:tab/>___6___<text:tab/> <text:s text:c="5"/>___3___<text:tab/><text:tab/>___9___<text:tab/> ___5___ </text:p>
      <text:p text:style-name="P1"><text:s text:c="11"/>Competing <text:s text:c="7"/>Collaborating <text:tab/>Compromising <text:tab/> <text:s text:c="10"/>Avoiding <text:s text:c="8"/>Accommodating</text:p>
      <text:p text:style-name="P5"/>
      <text:p text:style-name="P5"><text:span text:style-name="T1">Scored High:</text:span> D. Avoiding.</text:p>
      <text:p text:style-name="P5">1. <text:tab/>No I don't think my communication suffers.</text:p>
      <text:p text:style-name="P5">2. <text:tab/>No it doesn't appear like people are worried around me.</text:p>
      <text:p text:style-name="P5">3. <text:s/><text:tab/>If this refers to an individual making a decision then sure. Collaboration sways opinions, it doesn't dictate them with me. People rallying behind an individual idea irregardless of who's idea or the content of the idea I feel is going to be a generally stronger idea than the meshing of results from more parties.</text:p>
      <text:p text:style-name="P7">Scored Low:<text:span text:style-name="T2"> C. Compromising.</text:span></text:p>
      <text:p text:style-name="P7"><text:span text:style-name="T2">1. <text:tab/>No I consider myself the opposite of sensitive. People are allowed to say just about anything around me.</text:span></text:p>
      <text:p text:style-name="P7"><text:span text:style-name="T2">2. <text:tab/>If there is a power struggle I don't think I would even attempt to get out gracefully (that doesn't even make sense to m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ans-serif" svg:font-family="sans-serif"/>
    <style:font-face style:name="serif" svg:font-family="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7S</meta:editing-duration>
    <meta:editing-cycles>12</meta:editing-cycles>
    <meta:generator>OpenOffice/4.0.0$Win32 OpenOffice.org_project/400m3$Build-9702</meta:generator>
    <dc:date>2015-03-17T23:49:07.42</dc:date>
    <dc:creator>Zack Austin</dc:creator>
    <meta:document-statistic meta:table-count="0" meta:image-count="0" meta:object-count="0" meta:page-count="1" meta:paragraph-count="18" meta:word-count="203" meta:character-count="1071"/>
    <meta:user-defined meta:name="Info 1"/>
    <meta:user-defined meta:name="Info 2"/>
    <meta:user-defined meta:name="Info 3"/>
    <meta:user-defined meta:name="Info 4"/>
  </office:meta>
</office:document-meta>
</file>